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0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4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ffff00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dcff"/>
    </style:style>
    <style:style style:name="ce40" style:family="table-cell" style:parent-style-name="Default" style:data-style-name="N37"/>
    <style:style style:name="ce41" style:family="table-cell" style:parent-style-name="Default">
      <style:text-properties fo:color="#00ff00"/>
    </style:style>
    <style:style style:name="ce42" style:family="table-cell" style:parent-style-name="Default">
      <style:table-cell-properties fo:background-color="#ffffff"/>
      <style:text-properties fo:color="#000000"/>
    </style:style>
    <style:style style:name="ce4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5" style:family="table-cell" style:parent-style-name="Default">
      <style:text-properties fo:color="#000000" fo:font-weight="bold" style:font-weight-asian="bold" style:font-weight-complex="bold"/>
    </style:style>
    <style:style style:name="ce46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66ffff"/>
    </style:style>
    <style:style style:name="ce49" style:family="table-cell" style:parent-style-name="Default">
      <style:table-cell-properties fo:background-color="#23ff23"/>
    </style:style>
    <style:style style:name="ce50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e6e6ff"/>
    </style:style>
    <style:style style:name="ce53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4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6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7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99ff66"/>
    </style:style>
    <style:style style:name="ce59" style:family="table-cell" style:parent-style-name="Default">
      <style:table-cell-properties fo:background-color="#33ff99"/>
    </style:style>
    <style:style style:name="ce60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61" style:family="table-cell" style:parent-style-name="Default">
      <style:table-cell-properties fo:background-color="#00cc33"/>
    </style:style>
    <style:style style:name="ce62" style:family="table-cell" style:parent-style-name="Default">
      <style:table-cell-properties fo:background-color="#99ccff"/>
    </style:style>
    <style:style style:name="ce63" style:family="table-cell" style:parent-style-name="Default">
      <style:table-cell-properties fo:background-color="#00ff66"/>
    </style:style>
    <style:style style:name="ce64" style:family="table-cell" style:parent-style-name="Default">
      <style:table-cell-properties fo:background-color="#00cc00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35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35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35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30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35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35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35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35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35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35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35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36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34" table:formula="of:=[.L18]+4160" office:value-type="float" office:value="7101.81722689076">
            <text:p>7101.8172268908</text:p>
          </table:table-cell>
          <table:table-cell table:style-name="ce35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35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35" table:formula="of:=SUM([.H76])" office:value-type="float" office:value="1550.57692307692">
            <text:p>1550.5769230769</text:p>
          </table:table-cell>
          <table:table-cell table:style-name="ce35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35" office:value-type="float" office:value="400">
            <text:p>400</text:p>
          </table:table-cell>
          <table:table-cell table:style-name="ce35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25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36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36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36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36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36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36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36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36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36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36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36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36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36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36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36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33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35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35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35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35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39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39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39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35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35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38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35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35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37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35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37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37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38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37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35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40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35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35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35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35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35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35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35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35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41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35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7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35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35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40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35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35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35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35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37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42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40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37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0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26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7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35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35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35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35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35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44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35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43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35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43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35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35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43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35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35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43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35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35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43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35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35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35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35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35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40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26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40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43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48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40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48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49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43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49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43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43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48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48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48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35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48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49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35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48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35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48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43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48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48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45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46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31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48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31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49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31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49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31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49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40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48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43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43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43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46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43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43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43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3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43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45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47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40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43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43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52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43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52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45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52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50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51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40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40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3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45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46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46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46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58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40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54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55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43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43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6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45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50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57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59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35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40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40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26" table:formula="of:=SUM([.B117])" office:value-type="float" office:value="347.619047619048">
            <text:p>347.619047619</text:p>
          </table:table-cell>
          <table:table-cell table:style-name="ce53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43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43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43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43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43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 office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43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50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57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62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39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61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Սարգիս</text:p>
          </table:table-cell>
          <table:table-cell table:style-name="ce61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43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36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43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62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36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36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2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36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62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35"/>
          <table:table-cell office:value-type="string">
            <text:p>Arus</text:p>
          </table:table-cell>
          <table:table-cell/>
          <table:table-cell table:style-name="ce62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40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53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43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40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60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43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43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43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3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57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35" office:value-type="float" office:value="1900">
            <text:p>1900</text:p>
          </table:table-cell>
          <table:table-cell table:number-columns-repeated="2"/>
        </table:table-row>
        <table:table-row table:style-name="ro12">
          <table:table-cell table:style-name="ce40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60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)" office:value-type="float" office:value="131900">
            <text:p>131900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)" office:value-type="float" office:value="106400">
            <text:p>106400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43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25500">
            <text:p>255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63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3"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43" office:value-type="string">
            <text:p>Սարգիս</text:p>
          </table:table-cell>
          <table:table-cell table:style-name="ce63" office:value-type="float" office:value="100">
            <text:p>100</text:p>
          </table:table-cell>
          <table:table-cell office:value-type="float" office:value="38000">
            <text:p>38000</text:p>
          </table:table-cell>
          <table:table-cell/>
          <table:table-cell table:formula="of:=SUM([.H8])" office:value-type="float" office:value="1137.10526315789">
            <text:p>1137.1052631579</text:p>
          </table:table-cell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43" office:value-type="string">
            <text:p>Գենա</text:p>
          </table:table-cell>
          <table:table-cell table:number-columns-repeated="3"/>
          <table:table-cell table:formula="of:=SUM([.H9];[.H37])" office:value-type="float" office:value="4016.25478580587">
            <text:p>4016.2547858059</text:p>
          </table:table-cell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 table:number-columns-repeated="3"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59" office:value-type="float" office:value="13150">
            <text:p>13150</text:p>
          </table:table-cell>
          <table:table-cell office:value-type="string">
            <text:p>60000(salary)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64" office:value-type="float" office:value="12400">
            <text:p>12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64" office:value-type="float" office:value="11000">
            <text:p>11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43" office:value-type="string">
            <text:p>Տարոն</text:p>
          </table:table-cell>
          <table:table-cell table:style-name="ce61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7" office:value-type="string">
            <text:p>Ստեփան</text:p>
          </table:table-cell>
          <table:table-cell table:style-name="ce63"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3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57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3"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ce35" office:value-type="float" office:value="10000">
            <text:p>10000</text:p>
          </table:table-cell>
          <table:table-cell table:number-columns-repeated="4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43" office:value-type="string">
            <text:p>Մանե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E56])" office:value-type="float" office:value="1500.83542188805">
            <text:p>1500.8354218881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1482.0574162679">
            <text:p>41482.0574162679</text:p>
          </table:table-cell>
          <table:table-cell table:style-name="Default"/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4"/>
        </table:table-row>
        <table:table-row table:style-name="ro12">
          <table:table-cell table:style-name="ce40" office:value-type="date" office:date-value="2016-11-04">
            <text:p>11/04/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/>
          <table:table-cell table:style-name="ce2" table:formula="of:=SUM([.B59:.F59])" office:value-type="float" office:value="28500">
            <text:p>28500</text:p>
          </table:table-cell>
          <table:table-cell table:formula="of:=SUM([.B82:.F82])" office:value-type="float" office:value="1467.28070175439">
            <text:p>1467.280701754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Անժել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Արմենուհի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112.28070175439">
            <text:p>1112.2807017544</text:p>
          </table:table-cell>
          <table:table-cell table:style-name="ce60" office:value-type="string">
            <text:p>Գայա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Արեգ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Հասմիկ Դ․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B82:.F82])" office:value-type="float" office:value="1467.28070175439">
            <text:p>1467.2807017544</text:p>
          </table:table-cell>
          <table:table-cell office:value-type="string">
            <text:p>Ժոզեֆ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088.33333333333">
            <text:p>1088.3333333333</text:p>
          </table:table-cell>
          <table:table-cell table:style-name="ce43" office:value-type="string">
            <text:p>Սարգիս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467.28070175439">
            <text:p>1467.2807017544</text:p>
          </table:table-cell>
          <table:table-cell table:style-name="ce43" office:value-type="string">
            <text:p>Գենա</text:p>
          </table:table-cell>
          <table:table-cell table:number-columns-repeated="4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)" office:value-type="float" office:value="355">
            <text:p>355</text:p>
          </table:table-cell>
          <table:table-cell office:value-type="string">
            <text:p>Արմ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E82])" office:value-type="float" office:value="1467.28070175439">
            <text:p>1467.2807017544</text:p>
          </table:table-cell>
          <table:table-cell office:value-type="string">
            <text:p>Սերյոժ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Մհեր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Դավիթ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C82:.F82])" office:value-type="float" office:value="1112.28070175439">
            <text:p>1112.2807017544</text:p>
          </table:table-cell>
          <table:table-cell table:style-name="ce43" office:value-type="string">
            <text:p>Տարո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Հրաչ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table:style-name="ce50" office:value-type="string">
            <text:p>Ստեփան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Վահ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Տաթև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1:.F82])" office:value-type="float" office:value="1467.28070175439">
            <text:p>1467.2807017544</text:p>
          </table:table-cell>
          <table:table-cell office:value-type="string">
            <text:p>Մովսես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50" office:value-type="string">
            <text:p>Մարինե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];[.E82];[.F82])" office:value-type="float" office:value="755">
            <text:p>755</text:p>
          </table:table-cell>
          <table:table-cell table:style-name="ce57" office:value-type="string">
            <text:p>Մարիամ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Նաիրա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82:.F82])" office:value-type="float" office:value="1467.28070175439">
            <text:p>1467.2807017544</text:p>
          </table:table-cell>
          <table:table-cell office:value-type="string">
            <text:p>Թամարա</text:p>
          </table:table-cell>
          <table:table-cell table:number-columns-repeated="4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2" office:value-type="float" office:value="0">
            <text:p>0</text:p>
          </table:table-cell>
          <table:table-cell/>
          <table:table-cell table:style-name="ce2" table:formula="of:=SUM([.H59:.H81])" office:value-type="float" office:value="29700">
            <text:p>29700</text:p>
          </table:table-cell>
          <table:table-cell table:style-name="Default"/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4/21/2016</text:date>, <text:time>10:3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4-21T10:38:14</dc:date>
    <meta:editing-duration>P6DT9H24M33S</meta:editing-duration>
    <meta:editing-cycles>2271</meta:editing-cycles>
    <meta:generator>OpenOffice/4.1.1$Unix OpenOffice.org_project/411m6$Build-9775</meta:generator>
    <dc:creator>Hasmik Dabaghyan</dc:creator>
    <meta:document-statistic meta:table-count="13" meta:cell-count="5542" meta:object-count="0"/>
  </office:meta>
</office:document-meta>
</file>